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a868" officeooo:paragraph-rsid="0007a868"/>
    </style:style>
    <style:style style:name="P2" style:family="paragraph" style:parent-style-name="Standard">
      <style:text-properties officeooo:rsid="0007a868" officeooo:paragraph-rsid="000f39df"/>
    </style:style>
    <style:style style:name="P3" style:family="paragraph" style:parent-style-name="Standard">
      <style:text-properties officeooo:rsid="000bcdf9" officeooo:paragraph-rsid="000bcdf9"/>
    </style:style>
    <style:style style:name="P4" style:family="paragraph" style:parent-style-name="Standard">
      <style:text-properties officeooo:rsid="000d9e1b" officeooo:paragraph-rsid="000d9e1b"/>
    </style:style>
    <style:style style:name="P5" style:family="paragraph" style:parent-style-name="Standard">
      <style:text-properties officeooo:rsid="000e6462" officeooo:paragraph-rsid="000e6462"/>
    </style:style>
    <style:style style:name="P6" style:family="paragraph" style:parent-style-name="Standard">
      <style:text-properties officeooo:rsid="000f39df" officeooo:paragraph-rsid="000f39df"/>
    </style:style>
    <style:style style:name="P7" style:family="paragraph" style:parent-style-name="Standard">
      <style:text-properties officeooo:rsid="000f39df" officeooo:paragraph-rsid="0010a6ba"/>
    </style:style>
    <style:style style:name="P8" style:family="paragraph" style:parent-style-name="Standard">
      <style:text-properties officeooo:rsid="0010151c" officeooo:paragraph-rsid="0010151c"/>
    </style:style>
    <style:style style:name="P9" style:family="paragraph" style:parent-style-name="Standard">
      <style:text-properties officeooo:rsid="0010a6ba" officeooo:paragraph-rsid="0010a6ba"/>
    </style:style>
    <style:style style:name="P10" style:family="paragraph" style:parent-style-name="Standard">
      <style:text-properties officeooo:rsid="001299ca" officeooo:paragraph-rsid="001299ca"/>
    </style:style>
    <style:style style:name="P11" style:family="paragraph" style:parent-style-name="Standard">
      <style:text-properties officeooo:rsid="0012e6e2" officeooo:paragraph-rsid="0012e6e2"/>
    </style:style>
    <style:style style:name="P12" style:family="paragraph">
      <style:paragraph-properties fo:text-align="center"/>
    </style:style>
    <style:style style:name="T1" style:family="text">
      <style:text-properties officeooo:rsid="000a209a"/>
    </style:style>
    <style:style style:name="T2" style:family="text">
      <style:text-properties officeooo:rsid="000d9e1b"/>
    </style:style>
    <style:style style:name="T3" style:family="text">
      <style:text-properties officeooo:rsid="000e6462"/>
    </style:style>
    <style:style style:name="T4" style:family="text">
      <style:text-properties officeooo:rsid="0010151c"/>
    </style:style>
    <style:style style:name="T5" style:family="text">
      <style:text-properties officeooo:rsid="001299ca"/>
    </style:style>
    <style:style style:name="gr1" style:family="graphic">
      <style:graphic-properties draw:stroke="dash" draw:stroke-dash="Dashed_20__28_var_29__20_4" svg:stroke-width="0.35mm" svg:stroke-color="#000000" svg:stroke-opacity="75%" draw:stroke-linejoin="miter" draw:fill-color="#00cc00" draw:opacity="50%" draw:textarea-horizontal-align="center" draw:textarea-vertical-align="middle" fo:padding-top="0.18mm" fo:padding-bottom="0.18mm" fo:padding-left="0.18mm" fo:padding-right="0.18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5" svg:stroke-width="1.06mm" svg:stroke-color="#000000" svg:stroke-opacity="75%" draw:stroke-linejoin="round" svg:stroke-linecap="butt" draw:textarea-horizontal-align="center" draw:textarea-vertical-align="middle" fo:padding-top="0.53mm" fo:padding-bottom="0.53mm" fo:padding-left="0.53mm" fo:padding-right="0.5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draw:stroke-dash="Dashed_20__28_var_29__20_5" svg:stroke-width="1.06mm" svg:stroke-color="#000000" svg:stroke-opacity="75%" draw:stroke-linejoin="round" svg:stroke-linecap="butt" draw:fill="solid" draw:fill-color="#00cc00" draw:opacity="50%" draw:textarea-horizontal-align="center" draw:textarea-vertical-align="middle" fo:padding-top="0.53mm" fo:padding-bottom="0.53mm" fo:padding-left="0.53mm" fo:padding-right="0.53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name="turtle" draw:style-name="gr1" draw:text-style-name="P12" svg:width="21.16mm" svg:height="21.16mm" draw:transform="rotate (-1.5707963267949) translate (143.809861111111mm 104.051805555556mm)" svg:viewBox="0 0 2117 2117" svg:d="M847 1288l-221 382-81-301zM1058 176l223 221-223 220-218-220zM1579 1358l-302-81 222 381zM1880 699l-427-115-269 157 426 113zM926 750l-383-221-220 383zM1499 1058l-441-441-441 441 441 441zM1058 2117zM1265 2095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 draw:style-name="gr2" draw:text-style-name="P12" svg:width="42.34mm" svg:height="81.13mm" draw:transform="rotate (1.5707963267949) translate (51.9818055555556mm 148.413611111111mm)" svg:viewBox="0 0 4235 8114" svg:d="M0 2h2117M2 0v2117h2116M2 3528h2116M2 3528v2116h2116M2 7056h4233M2 7056v1058h4233">
        <text:p/>
      </draw:path>
      <draw:ellipse text:anchor-type="page" text:anchor-page-number="1" draw:z-index="2" draw:style-name="gr3" draw:text-style-name="P12" svg:width="29.99mm" svg:height="127.01mm" svg:x="100.51mm" svg:y="77.86mm" draw:kind="arc" draw:start-angle="-330" draw:end-angle="-180">
        <text:p/>
      </draw:ellipse>
      <draw:path text:anchor-type="page" text:anchor-page-number="1" draw:z-index="3" draw:name="actual" draw:style-name="gr2" draw:text-style-name="P12" svg:width="75.6mm" svg:height="58.58mm" draw:transform="skewX (8.40925235170831E-017) rotate (1.046673952421) translate (47.5021529302711mm 145.851171761541mm)" svg:viewBox="0 0 7561 5859" svg:d="M7208 5179h353M7207 5177l176-305M0 530l916-530 1060 1833M6463 4943l530 916">
        <text:p/>
      </draw:path>
      <text:p text:style-name="P1">CLEARSCREEN</text:p>
      <text:p text:style-name="P1">HOME</text:p>
      <text:p text:style-name="P10">PENSIZE 3</text:p>
      <text:p text:style-name="P10"/>
      <text:p text:style-name="P1">A = 60</text:p>
      <text:p text:style-name="P1">B = 120</text:p>
      <text:p text:style-name="P1">C = 30</text:p>
      <text:p text:style-name="P1">S = 40</text:p>
      <text:p text:style-name="P1"/>
      <text:p text:style-name="P11">PICTURE “fig-2-mindstorms.svg” [</text:p>
      <text:p text:style-name="P1">LEFT 90</text:p>
      <text:p text:style-name="P1">PENUP FORWARD 150 PENDOWN</text:p>
      <text:p text:style-name="P1">RIGHT 90</text:p>
      <text:p text:style-name="P1"/>
      <text:p text:style-name="P1">FORWARD A</text:p>
      <text:p text:style-name="P1">PENUP BACK A PENDOWN</text:p>
      <text:p text:style-name="P1">RIGHT 90</text:p>
      <text:p text:style-name="P1">FORWARD A</text:p>
      <text:p text:style-name="P1">LEFT 90</text:p>
      <text:p text:style-name="P1">FORWARD A</text:p>
      <text:p text:style-name="P1">PENUP BACK A</text:p>
      <text:p text:style-name="P1">RIGHT 90</text:p>
      <text:p text:style-name="P1">FORWARD S</text:p>
      <text:p text:style-name="P1">LEFT 90</text:p>
      <text:p text:style-name="P1"/>
      <text:p text:style-name="P1">PENDOWN</text:p>
      <text:p text:style-name="P1">FORWARD A</text:p>
      <text:p text:style-name="P1">PENUP BACK A PENDOWN</text:p>
      <text:p text:style-name="P1">RIGHT 90</text:p>
      <text:p text:style-name="P1">FORWARD A</text:p>
      <text:p text:style-name="P1">LEFT 90</text:p>
      <text:p text:style-name="P1">FORWARD A</text:p>
      <text:p text:style-name="P1">PENUP BACK A</text:p>
      <text:p text:style-name="P1">RIGHT 90</text:p>
      <text:p text:style-name="P1">FORWARD S</text:p>
      <text:p text:style-name="P1">LEFT 90</text:p>
      <text:p text:style-name="P1"/>
      <text:p text:style-name="P1">PENDOWN</text:p>
      <text:p text:style-name="P1">FORWARD B</text:p>
      <text:p text:style-name="P1">PENUP BACK B PENDOWN</text:p>
      <text:p text:style-name="P1">RIGHT 90</text:p>
      <text:p text:style-name="P1">FORWARD C</text:p>
      <text:p text:style-name="P1">LEFT 90</text:p>
      <text:p text:style-name="P1">FORWARD B</text:p>
      <text:p text:style-name="P1">PENUP BACK B</text:p>
      <text:p text:style-name="P1">RIGHT 90</text:p>
      <text:p text:style-name="P1"/>
      <text:p text:style-name="P1">BACK <text:span text:style-name="T1">5</text:span>0</text:p>
      <text:p text:style-name="P1">LEFT 90</text:p>
      <text:p text:style-name="P1">FORWARD <text:span text:style-name="T1">20</text:span></text:p>
      <text:p text:style-name="P1">PENDOWN</text:p>
      <text:p text:style-name="P1">ELLIPSE [<text:span text:style-name="T1">85</text:span>, <text:span text:style-name="T1">360</text:span>,-90, 60, 3]</text:p>
      <text:p text:style-name="P1"><text:soft-page-break/></text:p>
      <text:p text:style-name="P3">PENUP</text:p>
      <text:p text:style-name="P3">POSITION [3<text:span text:style-name="T2">64</text:span>,3<text:span text:style-name="T2">10</text:span>]</text:p>
      <text:p text:style-name="P3">HEADING 0</text:p>
      <text:p text:style-name="P4">RIGHT 180</text:p>
      <text:p text:style-name="P4">LEFT <text:s/><text:span text:style-name="T3">150</text:span></text:p>
      <text:p text:style-name="P5">PENDOWN FORWARD 10 PENUP BACK 10</text:p>
      <text:p text:style-name="P5">RIGHT 300</text:p>
      <text:p text:style-name="P5">PENDOWN FORWARD 10 PENUP BACK 10</text:p>
      <text:p text:style-name="P5">HOME</text:p>
      <text:p text:style-name="P2">LEFT 90</text:p>
      <text:p text:style-name="P2">PENUP FORWARD 150 PENDOWN</text:p>
      <text:p text:style-name="P2">RIGHT 90</text:p>
      <text:p text:style-name="P6">FORWARD A/2</text:p>
      <text:p text:style-name="P6"><text:span text:style-name="T4">RIGHT</text:span> 90</text:p>
      <text:p text:style-name="P6">PENDOWN FORWARD A PENUP</text:p>
      <text:p text:style-name="P6">RIGHT 90</text:p>
      <text:p text:style-name="P6"><text:span text:style-name="T4">FORWARD</text:span> A/2</text:p>
      <text:p text:style-name="P6"><text:span text:style-name="T4">LEFT</text:span> 90</text:p>
      <text:p text:style-name="P8">FORWARD S+A+S</text:p>
      <text:p text:style-name="P9">LEFT 90</text:p>
      <text:p text:style-name="P9">FORWARD B*4/5</text:p>
      <text:p text:style-name="P9">RIGHT 90</text:p>
      <text:p text:style-name="P7">PENDOWN FORWARD <text:span text:style-name="T5">C</text:span> PENUP</text:p>
      <text:p text:style-name="P11">]</text:p>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2="1" draw:dots2-length="0.2mm" draw:distance="0.2mm"/>
    <draw:stroke-dash draw:name="Dashed_20__28_var_29__20_5" draw:display-name="Dashed (var) 5"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2:33:15.932372551</meta:creation-date>
    <dc:title>template-default</dc:title>
    <meta:generator>LibreOffice/4.2.8.2$Linux_x86 LibreOffice_project/420m0$Build-2</meta:generator>
    <meta:editing-duration>PT10M55S</meta:editing-duration>
    <meta:editing-cycles>12</meta:editing-cycles>
    <dc:date>2016-08-19T12:48:04.661386091</dc:date>
    <meta:document-statistic meta:table-count="0" meta:image-count="0" meta:object-count="0" meta:page-count="2" meta:paragraph-count="70" meta:word-count="165" meta:character-count="772" meta:non-whitespace-character-count="676"/>
  </office:meta>
</office:document-meta>
</file>